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7.4654in"/>
    </style:style>
    <style:style style:name="co3" style:family="table-column">
      <style:table-column-properties fo:break-before="auto" style:column-width="2.6083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8.1945in"/>
    </style:style>
    <style:style style:name="co6" style:family="table-column">
      <style:table-column-properties fo:break-before="auto" style:column-width="6.4256in"/>
    </style:style>
    <style:style style:name="co7" style:family="table-column">
      <style:table-column-properties fo:break-before="auto" style:column-width="2.38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ublic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ub_dat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excerpt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url_slug</text:p>
          </table:table-cell>
          <table:table-cell office:value-type="string" calcext:value-type="string">
            <text:p>paper_url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ctivation of lysosomal function in the course of autophagy via mTORC1 suppression and autophagosome-lysosome fusion</text:p>
          </table:table-cell>
          <table:table-cell office:value-type="string" calcext:value-type="string">
            <text:p>Cell Research</text:p>
          </table:table-cell>
          <table:table-cell/>
          <table:table-cell office:value-type="string" calcext:value-type="string">
            <text:p>Jing Zhou, Shi-Hao Tan, Valerie Nicolas, Chantal Bauvy, Nai-Di Yang, Jianbin Zhang, Yuan Xue, Patrice Codogno, Han-Ming Shen.</text:p>
          </table:table-cell>
          <table:table-cell table:formula="of:=[.B2]" office:value-type="string" office:string-value="Activation of lysosomal function in the course of autophagy via mTORC1 suppression and autophagosome-lysosome fusion" calcext:value-type="string">
            <text:p>Activation of lysosomal function in the course of autophagy via mTORC1 suppression and autophagosome-lysosome fusion</text:p>
          </table:table-cell>
          <table:table-cell office:value-type="string" calcext:value-type="string">
            <text:p>https://www.nature.com/articles/cr201311</text:p>
          </table:table-cell>
          <table:table-cell table:formula="of:=[.E2]" office:value-type="string" office:string-value="Jing Zhou, Shi-Hao Tan, Valerie Nicolas, Chantal Bauvy, Nai-Di Yang, Jianbin Zhang, Yuan Xue, Patrice Codogno, Han-Ming Shen." calcext:value-type="string">
            <text:p>Jing Zhou, Shi-Hao Tan, Valerie Nicolas, Chantal Bauvy, Nai-Di Yang, Jianbin Zhang, Yuan Xue, Patrice Codogno, Han-Ming Shen.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he RpoE stress response pathway mediates reduction of enteropathogenic Escherichia coli virulence by zinc</text:p>
          </table:table-cell>
          <table:table-cell office:value-type="string" calcext:value-type="string">
            <text:p>Applied and Environmental Microbiology</text:p>
          </table:table-cell>
          <table:table-cell/>
          <table:table-cell office:value-type="string" calcext:value-type="string">
            <text:p>Yuan Xue, Jossef Osborn, Anand Panchal, Jay L. Mellies.</text:p>
          </table:table-cell>
          <table:table-cell table:formula="of:=[.B3]" office:value-type="string" office:string-value="The RpoE stress response pathway mediates reduction of enteropathogenic Escherichia coli virulence by zinc" calcext:value-type="string">
            <text:p>The RpoE stress response pathway mediates reduction of enteropathogenic Escherichia coli virulence by zinc</text:p>
          </table:table-cell>
          <table:table-cell office:value-type="string" calcext:value-type="string">
            <text:p>https://aem.asm.org/content/81/11/3766/article-info</text:p>
          </table:table-cell>
          <table:table-cell table:formula="of:=[.E3]" office:value-type="string" office:string-value="Yuan Xue, Jossef Osborn, Anand Panchal, Jay L. Mellies." calcext:value-type="string">
            <text:p>Yuan Xue, Jossef Osborn, Anand Panchal, Jay L. Mellies.</text:p>
          </table:table-cell>
          <table:table-cell office:value-type="string" calcext:value-type="string">
            <text:p>2015_AEM_YX.png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ingle-cell transcriptomics of 20 mouse organs creates a Tabula Muris</text:p>
          </table:table-cell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The Tabula Muris Consortium, Stephen R. Quake, Tony Wyss-Coray, Spyros Darmanis.</text:p>
          </table:table-cell>
          <table:table-cell table:formula="of:=[.B4]" office:value-type="string" office:string-value="Single-cell transcriptomics of 20 mouse organs creates a Tabula Muris" calcext:value-type="string">
            <text:p>Single-cell transcriptomics of 20 mouse organs creates a Tabula Muris</text:p>
          </table:table-cell>
          <table:table-cell office:value-type="string" calcext:value-type="string">
            <text:p>https://www.nature.com/articles/s41586-018-0590-4;https://www.biorxiv.org/content/10.1101/237446v2</text:p>
          </table:table-cell>
          <table:table-cell table:formula="of:=[.E4]" office:value-type="string" office:string-value="The Tabula Muris Consortium, Stephen R. Quake, Tony Wyss-Coray, Spyros Darmanis." calcext:value-type="string">
            <text:p>The Tabula Muris Consortium, Stephen R. Quake, Tony Wyss-Coray, Spyros Darmanis.</text:p>
          </table:table-cell>
          <table:table-cell office:value-type="string" calcext:value-type="string">
            <text:p>2018_Nature_TabulaMuris.png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elf-assembling Manifolds in Single-cell RNA Sequencing Data</text:p>
          </table:table-cell>
          <table:table-cell office:value-type="string" calcext:value-type="string">
            <text:p>eLife</text:p>
          </table:table-cell>
          <table:table-cell/>
          <table:table-cell office:value-type="string" calcext:value-type="string">
            <text:p>Alexander J Tarashansky, Yuan Xue, Pengyang Li, Stephen R Quake, Bo Wang.</text:p>
          </table:table-cell>
          <table:table-cell table:formula="of:=[.B5]" office:value-type="string" office:string-value="Self-assembling Manifolds in Single-cell RNA Sequencing Data" calcext:value-type="string">
            <text:p>Self-assembling Manifolds in Single-cell RNA Sequencing Data</text:p>
          </table:table-cell>
          <table:table-cell office:value-type="string" calcext:value-type="string">
            <text:p>https://elifesciences.org/articles/48994;https://www.biorxiv.org/content/10.1101/364166v2</text:p>
          </table:table-cell>
          <table:table-cell table:formula="of:=[.E5]" office:value-type="string" office:string-value="Alexander J Tarashansky, Yuan Xue, Pengyang Li, Stephen R Quake, Bo Wang." calcext:value-type="string">
            <text:p>Alexander J Tarashansky, Yuan Xue, Pengyang Li, Stephen R Quake, Bo Wang.</text:p>
          </table:table-cell>
          <table:table-cell office:value-type="string" calcext:value-type="string">
            <text:p>2020_eLife_AT.png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 single-parasite transcriptional landscape of asexual development in Toxoplasma gondii</text:p>
          </table:table-cell>
          <table:table-cell office:value-type="string" calcext:value-type="string">
            <text:p>eLife</text:p>
          </table:table-cell>
          <table:table-cell/>
          <table:table-cell office:value-type="string" calcext:value-type="string">
            <text:p>Yuan Xue, Terence T. Theisen, Suchita Rastogi, Abel Ferrel, Stephen R. Quake, John C. Boothroyd.</text:p>
          </table:table-cell>
          <table:table-cell table:formula="of:=[.B6]" office:value-type="string" office:string-value="A single-parasite transcriptional landscape of asexual development in Toxoplasma gondii" calcext:value-type="string">
            <text:p>A single-parasite transcriptional landscape of asexual development in Toxoplasma gondii</text:p>
          </table:table-cell>
          <table:table-cell office:value-type="string" calcext:value-type="string">
            <text:p>https://elifesciences.org/articles/54129;https://www.biorxiv.org/content/10.1101/656165v1</text:p>
          </table:table-cell>
          <table:table-cell table:formula="of:=[.E6]" office:value-type="string" office:string-value="Yuan Xue, Terence T. Theisen, Suchita Rastogi, Abel Ferrel, Stephen R. Quake, John C. Boothroyd." calcext:value-type="string">
            <text:p>Yuan Xue, Terence T. Theisen, Suchita Rastogi, Abel Ferrel, Stephen R. Quake, John C. Boothroyd.</text:p>
          </table:table-cell>
          <table:table-cell office:value-type="string" calcext:value-type="string">
            <text:p>2020_eLife_YX.png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Differential Impacts on Host Transcription by ROP and GRA Effectors from the Intracellular Parasite Toxoplasma gondii</text:p>
          </table:table-cell>
          <table:table-cell office:value-type="string" calcext:value-type="string">
            <text:p>mBio</text:p>
          </table:table-cell>
          <table:table-cell/>
          <table:table-cell office:value-type="string" calcext:value-type="string">
            <text:p>Suchita Rastogi, Yuan Xue, Stephen R. Quake, John C. Boothroyd.</text:p>
          </table:table-cell>
          <table:table-cell table:formula="of:=[.B7]" office:value-type="string" office:string-value="Differential Impacts on Host Transcription by ROP and GRA Effectors from the Intracellular Parasite Toxoplasma gondii" calcext:value-type="string">
            <text:p>Differential Impacts on Host Transcription by ROP and GRA Effectors from the Intracellular Parasite Toxoplasma gondii</text:p>
          </table:table-cell>
          <table:table-cell office:value-type="string" calcext:value-type="string">
            <text:p>https://mbio.asm.org/content/11/3/e00182-20</text:p>
          </table:table-cell>
          <table:table-cell table:formula="of:=[.E7]" office:value-type="string" office:string-value="Suchita Rastogi, Yuan Xue, Stephen R. Quake, John C. Boothroyd." calcext:value-type="string">
            <text:p>Suchita Rastogi, Yuan Xue, Stephen R. Quake, John C. Boothroyd.</text:p>
          </table:table-cell>
          <table:table-cell office:value-type="string" calcext:value-type="string">
            <text:p>2020_mBio_SR.png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ingle-cell analysis of Schistosoma mansoni reveals a conserved genetic program controlling germline stem cell fate</text:p>
          </table:table-cell>
          <table:table-cell office:value-type="string" calcext:value-type="string">
            <text:p>Nature Communications</text:p>
          </table:table-cell>
          <table:table-cell/>
          <table:table-cell office:value-type="string" calcext:value-type="string">
            <text:p>Pengyang Li, Dania Nanes Sarfati*, Yuan Xue*, Xi Yu, Alexander Joel Tarashansky, Stephen R Quake, Bo Wang</text:p>
          </table:table-cell>
          <table:table-cell table:formula="of:=[.B8]" office:value-type="string" office:string-value="Single-cell analysis of Schistosoma mansoni reveals a conserved genetic program controlling germline stem cell fate" calcext:value-type="string">
            <text:p>Single-cell analysis of Schistosoma mansoni reveals a conserved genetic program controlling germline stem cell fate</text:p>
          </table:table-cell>
          <table:table-cell office:value-type="string" calcext:value-type="string">
            <text:p>https://www.nature.com/articles/s41467-020-20794-w?utm_source=feedburner&amp;utm_medium=feed&amp;utm_campaign=Feed%3A+ncomms%2Frss%2Fcurrent+%28Nature+Communications+-+current%29</text:p>
          </table:table-cell>
          <table:table-cell table:formula="of:=[.E8]" office:value-type="string" office:string-value="Pengyang Li, Dania Nanes Sarfati*, Yuan Xue*, Xi Yu, Alexander Joel Tarashansky, Stephen R Quake, Bo Wang" calcext:value-type="string">
            <text:p>Pengyang Li, Dania Nanes Sarfati*, Yuan Xue*, Xi Yu, Alexander Joel Tarashansky, Stephen R Quake, Bo Wang</text:p>
          </table:table-cell>
          <table:table-cell office:value-type="string" calcext:value-type="string">
            <text:p>2021_NComm_PL.png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Temperature Effect on Polymerase Fidelity</text:p>
          </table:table-cell>
          <table:table-cell office:value-type="string" calcext:value-type="string">
            <text:p>Journal of Biological Chemistry</text:p>
          </table:table-cell>
          <table:table-cell/>
          <table:table-cell office:value-type="string" calcext:value-type="string">
            <text:p>Yuan Xue, Ido Braslavsky, Stephen R. Quake</text:p>
          </table:table-cell>
          <table:table-cell table:formula="of:=[.B9]" office:value-type="string" office:string-value="Temperature Effect on Polymerase Fidelity" calcext:value-type="string">
            <text:p>Temperature Effect on Polymerase Fidelity</text:p>
          </table:table-cell>
          <table:table-cell office:value-type="string" calcext:value-type="string">
            <text:p>https://www.sciencedirect.com/science/article/pii/S0021925821010735</text:p>
          </table:table-cell>
          <table:table-cell table:formula="of:=[.E9]" office:value-type="string" office:string-value="Yuan Xue, Ido Braslavsky, Stephen R. Quake" calcext:value-type="string">
            <text:p>Yuan Xue, Ido Braslavsky, Stephen R. Quake</text:p>
          </table:table-cell>
          <table:table-cell office:value-type="string" calcext:value-type="string">
            <text:p>2020_Polymerase_YX.png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ingle-cell profiling identifies ACE+ granuloma macrophages as a nonpermissive niche for intracellular bacteria during persistent Salmonella infection </text:p>
          </table:table-cell>
          <table:table-cell office:value-type="string" calcext:value-type="string">
            <text:p>Science Advances</text:p>
          </table:table-cell>
          <table:table-cell/>
          <table:table-cell office:value-type="string" calcext:value-type="string">
            <text:p>Trung M. Pham*, Yuan Xue*, Susan M. Brewer, Kenneth E. Berstein, Stephen R. Quake, Denise M. Monack </text:p>
          </table:table-cell>
          <table:table-cell table:formula="of:=[.B10]" office:value-type="string" office:string-value="Single-cell profiling identifies ACE+ granuloma macrophages as a nonpermissive niche for intracellular bacteria during persistent Salmonella infection " calcext:value-type="string">
            <text:p>Single-cell profiling identifies ACE+ granuloma macrophages as a nonpermissive niche for intracellular bacteria during persistent Salmonella infection </text:p>
          </table:table-cell>
          <table:table-cell office:value-type="string" calcext:value-type="string">
            <text:p>https://www.science.org/doi/10.1126/sciadv.add4333</text:p>
          </table:table-cell>
          <table:table-cell table:formula="of:=[.E10]" office:value-type="string" office:string-value="Trung M. Pham*, Yuan Xue*, Susan M. Brewer, Kenneth E. Berstein, Stephen R. Quake, Denise M. Monack " calcext:value-type="string">
            <text:p>Trung M. Pham*, Yuan Xue*, Susan M. Brewer, Kenneth E. Berstein, Stephen R. Quake, Denise M. Monack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5T19:00:51.467145986</dc:date>
    <dc:creator>Yuan</dc:creator>
    <meta:editing-duration>PT23M49S</meta:editing-duration>
    <meta:editing-cycles>16</meta:editing-cycles>
    <meta:generator>LibreOffice/7.5.2.2$MacOSX_AARCH64 LibreOffice_project/53bb9681a964705cf672590721dbc85eb4d0c3a2</meta:generator>
    <meta:document-statistic meta:table-count="1" meta:cell-count="79" meta:object-count="0"/>
  </office:meta>
</office:document-meta>
</file>